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lace Garden 055</text:p>
      <text:p text:style-name="Standard"><text:tab/>The northeast corner of yon palace butts right into yon large non-military building to the north. <text:s text:c="2"/>A high wall stands to the east, on the edge of the yard. <text:s/>Green grass abounds to the south but here the earth is brown and tilled.</text:p>
      <text:p text:style-name="Standard"/>
      <text:p text:style-name="Standard">Palace Lawn 054</text:p>
      <text:p text:style-name="Standard"><text:tab/>Between Palace Grimhaven and a large building to the East, supple blades of green grass sprout every which where at their fancy. <text:s/>Someone who works for the very important person has trimmed them to uniform length and combed them straight east. <text:s/></text:p>
      <text:p text:style-name="Standard"/>
      <text:p text:style-name="Standard">Palace Lawn 053</text:p>
      <text:p text:style-name="Standard"><text:tab/>The lawn narrows between Palace Grimhaven and a large building to the East. <text:s/>It leads north to a non-military building or south towards a little pond. <text:s/>Supple blades of green grass sprout all over the place at their whim. <text:s/>Someone bothered to trim them all to uniform length and comb them straight east, <text:span text:style-name="T1">but they are a bit messed-up.</text:span></text:p>
      <text:p text:style-name="Standard"/>
      <text:p text:style-name="Standard">Palace Lawn at the Palatial Corner 052</text:p>
      <text:p text:style-name="Standard"><text:tab/>The lawn spreads generously west to east between the palace's entryway and the wall, also rolling around the corner northerly towards a non-military building, and towards the southeast surrounding a small lily pond. <text:s/>Supple blades of green grass sprout everywhere about per their fancy. <text:s/>But someone trimmed them to uniform length and combed them straight east. <text:s/></text:p>
      <text:p text:style-name="Standard"/>
      <text:p text:style-name="Standard">Palace Lily Pond 051</text:p>
      <text:p text:style-name="Standard">*<text:tab/>The lawn goes on and on and then to this corner of two high walls, where lies a well-done but ersatz little tiny lily pond. <text:s/>All about this cozy nook of the yard, lush bunches of grass and leaves nestle between berry bushes.</text:p>
      <text:p text:style-name="Standard"/>
      <text:p text:style-name="Standard">Palace Lawn 042</text:p>
      <text:p text:style-name="Standard">*<text:tab/>The lawn spreads out from this nook by the entryway, east and south towards high walls. <text:s/>The palace rises sky high to the looming southeast watchtower above.</text:p>
      <text:p text:style-name="Standard"/>
      <text:p text:style-name="Standard">-- ANIMALS FORBIDDEN </text:p>
      <text:p text:style-name="Standard"/>
      <text:p text:style-name="Standard"/>
      <text:p text:style-name="Standard">Palace Lawn 041</text:p>
      <text:p text:style-name="Standard"><text:tab/>A grassy green lawn is generously spread west to east between the ornate palace's outer defense walls, just interrupted by a relatively conservative paved path from the street to the entryway. <text:s/>Supple green blades of grass sprout all around wherever they want. <text:s/>But someone has trimmed them to uniform length and combed them straight east. <text:s/>(Over across the entry path they are combed the other way!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lace Walls <text:s/>155</text:p>
      <text:p text:style-name="Standard"><text:tab/>A thick stone wall on all four sides comprises the main fortification of this old palace. <text:s/>The lawn is just down below. <text:s/>The palace and its spires extend far into the distance above. <text:s/>A large non-military building to the north impedes upon the royal atmosphere.</text:p>
      <text:p text:style-name="Standard"/>
      <text:p text:style-name="Standard">Palace Walls <text:s/>255</text:p>
      <text:p text:style-name="Standard"><text:tab/>A thick stone wall on all four sides comprises the main fortification of this old palace. <text:s/>The lawn is still well down below, the palace spires still well aloft.</text:p>
      <text:p text:style-name="Standard"/>
      <text:p text:style-name="Standard">Palace Walls 355</text:p>
      <text:p text:style-name="Standard"><text:tab/>A thick stone wall on all four sides comprises the main fortification of this old palace. <text:s/>The distant lawn looks nice, green and soft.</text:p>
      <text:p text:style-name="Standard"/>
      <text:p text:style-name="Standard">Palace Walls <text:s/>154</text:p>
      <text:p text:style-name="Standard"><text:tab/>A thick stone wall on all four sides comprises the main fortification of this old palace. <text:s/>The palace and its spires extend far into the distance above. <text:s/>Across the lawn, a standalone wall bounds the palace property perimeter.</text:p>
      <text:p text:style-name="Standard"/>
      <text:p text:style-name="Standard">Palace Walls <text:s/>254</text:p>
      <text:p text:style-name="Standard"><text:tab/>A thick stone wall on all four sides comprises the main fortification of this old palace. <text:s/>A lawn down below blankets the gap between the palace and the east perimeter of the royal property. <text:s/>The tops of small businesses and a hospital along Park Ave can be spied.</text:p>
      <text:p text:style-name="Standard"/>
      <text:p text:style-name="Standard">Palace Walls 354</text:p>
      <text:p text:style-name="Standard"><text:tab/>Above the palace to the west rise five high spires. <text:s/>The distant lawn looks nice, green and soft.</text:p>
      <text:p text:style-name="Standard"/>
      <text:p text:style-name="Standard">Palace Walls <text:s/>153</text:p>
      <text:p text:style-name="Standard"><text:tab/>A thick stone wall on all four sides comprises the main fortification of this old palace. <text:s/>The lawn is just down below. <text:s/>The palace and its spires extend far into the distance above. <text:s/>A large non-military building to the north impedes upon the royal atmosphere.</text:p>
      <text:p text:style-name="Standard"/>
      <text:p text:style-name="Standard">Palace Walls <text:s/>253</text:p>
      <text:p text:style-name="Standard"><text:tab/>A thick stone wall on all four sides comprises the main fortification of this old palace. <text:s/>The lawn is still well down below, the palace spires still well aloft.</text:p>
      <text:p text:style-name="Standard"/>
      <text:p text:style-name="Standard">Palace Walls 353</text:p>
      <text:p text:style-name="Standard"><text:tab/>A thick stone wall on all four sides comprises the main fortification of this old palace. <text:s/>The distant lawn looks nice, green and sof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 Palatial Corner 152</text:p>
      <text:p text:style-name="Standard"><text:tab/>Extending upwards towards supporting the Southeast watchtower are two thick grey stone walls at right angles, well rounded off and seamlessly fused. <text:s/>The lawn, just a short jump below, looks much softer and nicer.</text:p>
      <text:p text:style-name="Standard"/>
      <text:p text:style-name="Standard">A Palatial Corner 252</text:p>
      <text:p text:style-name="Standard"><text:tab/>Two thick grey stone walls meet at right angles, well rounded off and seamlessly fused. <text:s/>Here, midway between the palace's southeast watchtower and the lawn, can be seen the tops of various buildings about town, and farther off, the sky. <text:s/>Old ivy from bygone day has had greater success penetrating Palace walls than any enemy of the King's.</text:p>
      <text:p text:style-name="Standard"/>
      <text:p text:style-name="Standard">A Palatial Corner 352</text:p>
      <text:p text:style-name="Standard"><text:tab/>Extending upwards and supporting the Southeast watchtower are two thick grey stone walls at right angles, well rounded off and seamlessly fused. <text:s/>The lawn, just a short hop down below, looks much softer and nicer.</text:p>
      <text:p text:style-name="Standard"/>
      <text:p text:style-name="Standard"/>
      <text:p text:style-name="Standard">Palace Walls <text:s/>142</text:p>
      <text:p text:style-name="Standard"><text:tab/>A thick stone wall on all four sides comprises the main fortification of this old palace. <text:s/>The lawn is just down below. <text:s/>The palace and its spires extend far into the distance above.</text:p>
      <text:p text:style-name="Standard"/>
      <text:p text:style-name="Standard"/>
      <text:p text:style-name="Standard"/>
      <text:p text:style-name="Standard"/>
      <text:p text:style-name="Standard">Palace Lawn 014</text:p>
      <text:p text:style-name="Standard"/>
      <text:p text:style-name="Standard">Palace Lawn 013</text:p>
      <text:p text:style-name="Standard"/>
      <text:p text:style-name="Standard">Palace Lawn 012</text:p>
      <text:p text:style-name="Standard"><text:s text:c="2"/>-- put an evergreen tree around here</text:p>
      <text:p text:style-name="Standard"/>
      <text:p text:style-name="Standard">Palace Lawn 011</text:p>
      <text:p text:style-name="Standard"/>
      <text:p text:style-name="Standard">Palace Lawn 022</text:p>
      <text:p text:style-name="Standard"/>
      <text:p text:style-name="Standard">Palace Lawn 021</text:p>
      <text:p text:style-name="Standard"/>
      <text:p text:style-name="Standard">Front Lawn 031</text:p>
      <text:p text:style-name="Standard"><text:s/>** get from game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7-10-07T00:42:19</meta:creation-date>
    <dc:date>2007-11-10T19:24:27</dc:date>
    <dc:language>en-US</dc:language>
    <meta:editing-cycles>14</meta:editing-cycles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50" meta:word-count="902" meta:character-count="5169"/>
  </office:meta>
</office:document-meta>
</file>